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family="paragraph">
      <style:paragraph-properties fo:margin-left="0.9833in" fo:text-indent="-0.9833in">
        <style:tab-stops/>
      </style:paragraph-properties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T10" style:parent-style-name="Fuentedepárrafopredeter.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family="paragraph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P19" style:parent-style-name="Normal" style:family="paragraph">
      <style:text-properties fo:font-size="11pt" style:font-size-asian="11pt" style:font-size-complex="11pt"/>
    </style:style>
    <style:style style:name="P20" style:parent-style-name="Normal" style:family="paragraph">
      <style:text-properties fo:font-size="11pt" style:font-size-asian="11pt" style:font-size-complex="11pt"/>
    </style:style>
    <style:style style:name="P21" style:parent-style-name="Normal" style:family="paragraph">
      <style:text-properties fo:font-size="11pt" style:font-size-asian="11pt" style:font-size-complex="11pt"/>
    </style:style>
    <style:style style:name="P22" style:parent-style-name="Normal" style:family="paragraph">
      <style:text-properties fo:font-size="11pt" style:font-size-asian="11pt" style:font-size-complex="11pt"/>
    </style:style>
    <style:style style:name="P23" style:parent-style-name="Normal" style:family="paragraph">
      <style:text-properties fo:font-size="11pt" style:font-size-asian="11pt" style:font-size-complex="11pt"/>
    </style:style>
    <style:style style:name="P24" style:parent-style-name="Normal" style:family="paragraph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T26" style:parent-style-name="Fuentedepárrafopredeter." style:family="text">
      <style:text-properties fo:font-size="11pt" style:font-size-asian="11pt" style:font-size-complex="11pt"/>
    </style:style>
    <style:style style:name="T27" style:parent-style-name="Fuentedepárrafopredeter." style:family="text">
      <style:text-properties fo:font-size="11pt" style:font-size-asian="11pt" style:font-size-complex="11pt" fo:language="en" fo:country="GB"/>
    </style:style>
    <style:style style:name="P28" style:parent-style-name="Normal" style:family="paragraph">
      <style:text-properties fo:font-size="11pt" style:font-size-asian="11pt" style:font-size-complex="11pt" fo:language="en" fo:country="GB"/>
    </style:style>
    <style:style style:name="P29" style:parent-style-name="Normal" style:family="paragraph">
      <style:text-properties fo:font-size="11pt" style:font-size-asian="11pt" style:font-size-complex="11pt" fo:language="en" fo:country="GB"/>
    </style:style>
    <style:style style:name="P30" style:parent-style-name="Normal" style:family="paragraph">
      <style:text-properties fo:font-size="11pt" style:font-size-asian="11pt" style:font-size-complex="11pt" fo:language="en" fo:country="GB"/>
    </style:style>
    <style:style style:name="P31" style:parent-style-name="Normal" style:family="paragraph">
      <style:text-properties fo:font-size="11pt" style:font-size-asian="11pt" style:font-size-complex="11pt" fo:language="en" fo:country="GB"/>
    </style:style>
    <style:style style:name="P32" style:parent-style-name="Normal" style:family="paragraph">
      <style:text-properties fo:font-size="11pt" style:font-size-asian="11pt" style:font-size-complex="11pt" fo:language="en" fo:country="GB"/>
    </style:style>
    <style:style style:name="T33" style:parent-style-name="Fuentedepárrafopredeter." style:family="text">
      <style:text-properties fo:font-size="11pt" style:font-size-asian="11pt" style:font-size-complex="11pt" fo:language="en" fo:country="GB"/>
    </style:style>
    <style:style style:name="T34" style:parent-style-name="Fuentedepárrafopredeter." style:family="text">
      <style:text-properties fo:font-size="11pt" style:font-size-asian="11pt" style:font-size-complex="11pt"/>
    </style:style>
    <style:style style:name="T35" style:parent-style-name="Fuentedepárrafopredeter." style:family="text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Normal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P43" style:parent-style-name="Normal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size="11pt" style:font-size-asian="11pt" style:font-size-complex="11pt"/>
    </style:style>
    <style:style style:name="P45" style:parent-style-name="Normal" style:family="paragraph">
      <style:text-properties fo:font-size="11pt" style:font-size-asian="11pt" style:font-size-complex="11pt"/>
    </style:style>
    <style:style style:name="T46" style:parent-style-name="Fuentedepárrafopredeter." style:family="text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Normal" style:family="paragraph">
      <style:text-properties fo:font-size="11pt" style:font-size-asian="11pt" style:font-size-complex="11pt"/>
    </style:style>
    <style:style style:name="P49" style:parent-style-name="Normal" style:family="paragraph">
      <style:text-properties fo:font-size="11pt" style:font-size-asian="11pt" style:font-size-complex="11pt"/>
    </style:style>
    <style:style style:name="P50" style:parent-style-name="Normal" style:family="paragraph">
      <style:text-properties fo:font-size="11pt" style:font-size-asian="11pt" style:font-size-complex="11pt"/>
    </style:style>
    <style:style style:name="P51" style:parent-style-name="Normal" style:family="paragraph">
      <style:text-properties fo:font-size="11pt" style:font-size-asian="11pt" style:font-size-complex="11pt"/>
    </style:style>
    <style:style style:name="P52" style:parent-style-name="Normal" style:family="paragraph">
      <style:text-properties fo:font-size="11pt" style:font-size-asian="11pt" style:font-size-complex="11pt"/>
    </style:style>
    <style:style style:name="P53" style:parent-style-name="Normal" style:family="paragraph">
      <style:text-properties fo:font-size="11pt" style:font-size-asian="11pt" style:font-size-complex="11pt"/>
    </style:style>
    <style:style style:name="P54" style:parent-style-name="Normal" style:family="paragraph">
      <style:text-properties fo:font-size="11pt" style:font-size-asian="11pt" style:font-size-complex="11pt"/>
    </style:style>
    <style:style style:name="P55" style:parent-style-name="Normal" style:family="paragraph">
      <style:text-properties fo:font-size="11pt" style:font-size-asian="11pt" style:font-size-complex="11pt"/>
    </style:style>
    <style:style style:name="P56" style:parent-style-name="Normal" style:family="paragraph">
      <style:text-properties fo:font-size="11pt" style:font-size-asian="11pt" style:font-size-complex="11pt"/>
    </style:style>
    <style:style style:name="T57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ableColumn60" style:family="table-column">
      <style:table-column-properties style:column-width="0.8805in"/>
    </style:style>
    <style:style style:name="TableColumn61" style:family="table-column">
      <style:table-column-properties style:column-width="4.277in"/>
    </style:style>
    <style:style style:name="Table59" style:family="table">
      <style:table-properties style:width="5.1576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9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Normal" style:list-style-name="LFO1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list-style-name="LFO1" style:family="paragraph"/>
    <style:style style:name="P86" style:parent-style-name="Normal" style:list-style-name="LFO2" style:family="paragraph"/>
    <style:style style:name="P87" style:parent-style-name="Normal" style:list-style-name="LFO2" style:family="paragraph"/>
    <style:style style:name="P88" style:parent-style-name="Normal" style:list-style-name="LFO2" style:family="paragraph"/>
    <style:style style:name="P8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list-style-name="LFO3" style:family="paragraph"/>
    <style:style style:name="P93" style:parent-style-name="Normal" style:list-style-name="LFO3" style:family="paragraph"/>
    <style:style style:name="P94" style:parent-style-name="Normal" style:list-style-name="LFO3" style:family="paragraph">
      <style:text-properties fo:language="en" fo:country="GB"/>
    </style:style>
    <style:style style:name="P95" style:parent-style-name="Normal" style:list-style-name="LFO3" style:family="paragraph"/>
    <style:style style:name="P96" style:parent-style-name="Normal" style:list-style-name="LFO3" style:family="paragraph"/>
  </office:automatic-styles>
  <office:body>
    <office:text text:use-soft-page-breaks="true">
      <text:p text:style-name="P1">DOCKER</text:p>
      <text:p text:style-name="P2">COMANDOS</text:p>
      <text:p text:style-name="P3">docker exec -it mi-tfg-mongodb-1 mongosh</text:p>
      <text:p text:style-name="P4"/>
      <text:p text:style-name="P5">show dbs <text:s/># Lista las bases de datos</text:p>
      <text:p text:style-name="P6">use miBaseDeDatos <text:s/># Cambia a la base de datos que necesites</text:p>
      <text:p text:style-name="P7">show collections <text:s/># Muestra las colecciones disponibles</text:p>
      <text:p text:style-name="P8">db.miColeccion.find().pretty() <text:s/># Muestra los documentos de una colección</text:p>
      <text:p text:style-name="P9"/>
      <text:p text:style-name="Normal"><text:span text:style-name="T10">CREAMOS COLECCIONES</text:span></text:p>
      <text:p text:style-name="P11">use mi_tfg; // Crea o usa la base de datos "mi_tfg"</text:p>
      <text:p text:style-name="P12"/>
      <text:p text:style-name="P13">// Colección de Usuarios</text:p>
      <text:p text:style-name="P14">db.createCollection("usuarios");</text:p>
      <text:p text:style-name="P15"/>
      <text:p text:style-name="P16">// Colección de Tareas</text:p>
      <text:p text:style-name="P17">db.createCollection("tareas");</text:p>
      <text:p text:style-name="P18"/>
      <text:p text:style-name="P19">// Colección de Categorías</text:p>
      <text:p text:style-name="P20">db.createCollection("categorias");</text:p>
      <text:p text:style-name="P21"/>
      <text:p text:style-name="P22">// Colección de Recordatorios</text:p>
      <text:p text:style-name="P23">db.createCollection("recordatorios");</text:p>
      <text:p text:style-name="P24">db.usuarios.insertOne({</text:p>
      <text:p text:style-name="P25"><text:s text:c="2"/>_id: ObjectId(), // Identificador único automático</text:p>
      <text:p text:style-name="Normal"><text:span text:style-name="T26"><text:s text:c="2"/></text:span><text:span text:style-name="T27">nombre: "",<text:s/></text:span></text:p>
      <text:p text:style-name="P28"><text:s text:c="2"/>email: "",<text:s/></text:p>
      <text:p text:style-name="P29"><text:s text:c="2"/>password: "",<text:s/></text:p>
      <text:p text:style-name="P30"><text:s text:c="2"/>fecha_creacion: new Date()</text:p>
      <text:p text:style-name="P31">});</text:p>
      <text:soft-page-break/>
      <text:p text:style-name="P32">db.tareas.insertOne({</text:p>
      <text:p text:style-name="Normal"><text:span text:style-name="T33"><text:s text:c="2"/></text:span><text:span text:style-name="T34">_id: ObjectId(),</text:span></text:p>
      <text:p text:style-name="Normal"><text:span text:style-name="T35"><text:s text:c="2"/>usuario_id: ObjectId(), // Referencia al usuario dueño de la tarea</text:span></text:p>
      <text:p text:style-name="P36"><text:s text:c="2"/>titulo: "",</text:p>
      <text:p text:style-name="P37"><text:s text:c="2"/>descripcion: "",</text:p>
      <text:p text:style-name="P38"><text:s text:c="2"/>fecha_limite: new Date(),</text:p>
      <text:p text:style-name="P39"><text:s text:c="2"/>prioridad: "", //<text:s/>(Alta, Media, Baja)</text:p>
      <text:p text:style-name="P40"><text:s text:c="2"/>categoria_id: ObjectId(), // Relación con la colección de categorías</text:p>
      <text:p text:style-name="P41"><text:s text:c="2"/>estado: "pendiente", // (pendiente, en progreso, completada)</text:p>
      <text:p text:style-name="P42"><text:s text:c="2"/>fecha_creacion: new Date()</text:p>
      <text:p text:style-name="P43">});</text:p>
      <text:p text:style-name="P44">db.categorias.insertOne({</text:p>
      <text:p text:style-name="P45"><text:s text:c="2"/>_id: ObjectId(),</text:p>
      <text:p text:style-name="Normal"><text:span text:style-name="T46"><text:s text:c="2"/>nombre: "", // Nombre de la categoría</text:span></text:p>
      <text:p text:style-name="P47"><text:s text:c="2"/>color: "" // Color representativo</text:p>
      <text:p text:style-name="P48">});</text:p>
      <text:p text:style-name="P49">db.recordatorios.insertOne({</text:p>
      <text:p text:style-name="P50"><text:s text:c="2"/>_id: ObjectId(),</text:p>
      <text:p text:style-name="P51"><text:s text:c="2"/>tarea_id: ObjectId(), // Referencia a la tarea</text:p>
      <text:p text:style-name="P52"><text:s text:c="2"/>usuario_id: ObjectId(), // Dueño del recordatorio</text:p>
      <text:p text:style-name="P53"><text:s text:c="2"/>fecha_recordatorio: new Date(),</text:p>
      <text:p text:style-name="P54">titulo: String</text:p>
      <text:p text:style-name="P55">});</text:p>
      <text:p text:style-name="P56"/>
      <text:p text:style-name="Normal"><text:span text:style-name="T57">🧩</text:span><text:span text:style-name="T58"><text:s/>¿Qué papel tiene cada uno?</text:span></text:p>
      <table:table table:style-name="Table59">
        <table:table-columns>
          <table:table-column table:style-name="TableColumn60"/>
          <table:table-column table:style-name="TableColumn61"/>
        </table:table-columns>
        <table:table-header-rows>
          <table:table-row table:style-name="TableRow62">
            <table:table-cell table:style-name="TableCell63">
              <text:p text:style-name="P64">Tecnología</text:p>
            </table:table-cell>
            <table:table-cell table:style-name="TableCell65">
              <text:p text:style-name="P66">Rol en tu proyecto</text:p>
            </table:table-cell>
          </table:table-row>
        </table:table-header-rows>
        <table:table-row table:style-name="TableRow67">
          <table:table-cell table:style-name="TableCell68">
            <text:p text:style-name="Normal">Angular</text:p>
          </table:table-cell>
          <table:table-cell table:style-name="TableCell69">
            <text:p text:style-name="Normal">Interfaz de usuario</text:p>
          </table:table-cell>
        </table:table-row>
        <table:table-row table:style-name="TableRow70">
          <table:table-cell table:style-name="TableCell71">
            <text:p text:style-name="Normal">Spring Boot</text:p>
          </table:table-cell>
          <table:table-cell table:style-name="TableCell72">
            <text:p text:style-name="Normal">API REST principal y lógica de negocio</text:p>
          </table:table-cell>
        </table:table-row>
        <text:soft-page-break/>
        <table:table-row table:style-name="TableRow73">
          <table:table-cell table:style-name="TableCell74">
            <text:p text:style-name="Normal">Node.js</text:p>
          </table:table-cell>
          <table:table-cell table:style-name="TableCell75">
            <text:p text:style-name="Normal">Microservicio para Mongo (solo recordatorios, por ejemplo)</text:p>
          </table:table-cell>
        </table:table-row>
        <table:table-row table:style-name="TableRow76">
          <table:table-cell table:style-name="TableCell77">
            <text:p text:style-name="Normal">MongoDB</text:p>
          </table:table-cell>
          <table:table-cell table:style-name="TableCell78">
            <text:p text:style-name="Normal">Base de datos para cosas como recordatorios</text:p>
          </table:table-cell>
        </table:table-row>
      </table:table>
      <text:p text:style-name="Normal"/>
      <text:p text:style-name="Normal"/>
      <text:p text:style-name="Normal"><text:span text:style-name="T79">🔄</text:span><text:span text:style-name="T80"><text:s/>¿Cómo se comunican?</text:span></text:p>
      <text:p text:style-name="Normal"><text:span text:style-name="T81">📦</text:span><text:span text:style-name="T82"><text:s/>Opción recomendada: Spring Boot habla con Node.js</text:span></text:p>
      <text:list text:style-name="LFO1" text:continue-numbering="true">
        <text:list-item>
          <text:p text:style-name="P83">Angular<text:s/><text:span text:style-name="T84">habla solo con Spring Boot</text:span>.</text:p>
        </text:list-item>
        <text:list-item>
          <text:p text:style-name="P85">Spring Boot se encarga de pedir datos al microservicio Node.js cuando lo necesita (por ejemplo, para guardar o consultar recordatorios).</text:p>
        </text:list-item>
      </text:list>
      <text:p text:style-name="Normal">text</text:p>
      <text:p text:style-name="Normal">Copiar código</text:p>
      <text:p text:style-name="Normal">Angular → Spring Boot → Node.js (cuando haga falta)</text:p>
      <text:p text:style-name="Normal">Esto hace que:</text:p>
      <text:list text:style-name="LFO2" text:continue-numbering="true">
        <text:list-item>
          <text:p text:style-name="P86">Tu frontend esté limpio.</text:p>
        </text:list-item>
        <text:list-item>
          <text:p text:style-name="P87">Spring tenga el control de la lógica.</text:p>
        </text:list-item>
        <text:list-item>
          <text:p text:style-name="P88">Node.js haga solo lo que le toca (consultar MongoDB).</text:p>
        </text:list-item>
      </text:list>
      <text:p text:style-name="P89"/>
      <text:p text:style-name="Normal"><text:span text:style-name="T90">✨</text:span><text:span text:style-name="T91"><text:s/>Ejemplo real: guardar un recordatorio</text:span></text:p>
      <text:list text:style-name="LFO3" text:continue-numbering="true">
        <text:list-item>
          <text:p text:style-name="P92">En Angular haces POST /api/recordatorios</text:p>
        </text:list-item>
        <text:list-item>
          <text:p text:style-name="P93">Spring Boot recibe la petición</text:p>
        </text:list-item>
        <text:list-item>
          <text:p text:style-name="P94">Spring Boot hace un POST http://localhost:4001/recordatorios al microservicio Node</text:p>
        </text:list-item>
        <text:list-item>
          <text:p text:style-name="P95">Node guarda el recordatorio en MongoDB</text:p>
        </text:list-item>
        <text:list-item>
          <text:p text:style-name="P96">Spring responde a Angular con un "todo ok"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resa Rey Agujetas</meta:initial-creator>
    <dc:creator>Teresa Rey Agujetas</dc:creator>
    <meta:creation-date>2025-04-01T08:33:00Z</meta:creation-date>
    <dc:date>2025-04-12T10:51:00Z</dc:date>
    <meta:template xlink:href="Normal" xlink:type="simple"/>
    <meta:editing-cycles>3</meta:editing-cycles>
    <meta:editing-duration>PT14100S</meta:editing-duration>
    <meta:document-statistic meta:page-count="3" meta:paragraph-count="4" meta:word-count="378" meta:character-count="2459" meta:row-count="17" meta:non-whitespace-character-count="2085"/>
  </office:meta>
</office:document-meta>
</file>